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28.39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0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font-name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size="10pt" style:font-relief="none" style:font-style-complex="normal" style:font-weight-complex="normal" style:font-size-complex="10pt" style:font-name-complex="DejaVu Sans" style:language-complex="hi" style:country-complex="IN" fo:language="en" fo:country="US" fo:text-shadow="none" fo:font-style="normal" style:text-underline-style="none" style:text-underline-color="font-color" style:font-name="DejaVu Sans" fo:font-weight="normal" style:text-line-through-type="none" style:text-outline="false" style:text-line-through-mode="continuous" style:language-asian="zh" style:country-asian="CN" style:font-name-asian="DejaVu Sans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name="DejaVu Sans" style:text-overline-style="none" style:text-overline-color="font-color" style:text-emphasize="none" style:font-style-asian="normal" style:font-weight-asian="normal" style:font-size-asian="10pt" style:font-name-asian="DejaVu Sans" style:language-asian="zh" style:country-asian="CN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en" fo:country="US" style:language-complex="hi" style:country-complex="IN" style:font-name-complex="DejaVu Sans" style:font-size-complex="10pt" style:font-weight-complex="normal" style:font-style-complex="normal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2">         CCNA3 okrem switching + CCNA4</text:span></text:p>
            <text:p><text:span text:style-name="T2">PrS1 – Projektovanie sietí 1</text:span></text:p>
            <text:p><text:span text:style-name="T3">PrS2 – Projektovanie sietí 2</text:span></text:p>
            <text:p><text:span text:style-name="T4">CCNP-R – CCNP Routing</text:span></text:p>
            <text:p><text:span text:style-name="T3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1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Pv4 statické smerovanie</text:p>
          </table:table-cell>
          <table:table-cell table:style-name="ce9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Pv6 statické smerovanie</text:p>
          </table:table-cell>
          <table:table-cell table:style-name="ce9" office:value-type="string" calcext:value-type="string">
            <text:p>PS1</text:p>
          </table:table-cell>
          <table:table-cell table:style-name="ce19"/>
          <table:table-cell table:style-name="ce21" table:number-columns-repeated="9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IPv2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5" office:value-type="string" calcext:value-type="string">
            <text:p>RIPng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VI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TP BPDU Guard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ortFast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9" office:value-type="string" calcext:value-type="string">
            <text:p>PS1,CCNP-S</text:p>
          </table:table-cell>
          <table:table-cell table:style-name="ce21" table:number-columns-repeated="2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LAN Trunk 802.1Q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3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VL smerovanie - Router on a Stick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TP v1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TP v2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TP v3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D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xtended VLAN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2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2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3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3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4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6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v2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v2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RR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RR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GLB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GLB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ACL IPv4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ACL IPv6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DHCP IPv4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DHCP IPv6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(Dynamické) NAT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4"/>
          <table:table-cell table:style-name="ce9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L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C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Syslog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NT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SNM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SPAN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IGRP IPv4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IGRP IPv6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OSPFv2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OSPFv2 Multi-Area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OSPFv3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OSPFv3 Multi-Area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L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HDLC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PPo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GR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BGP IPv4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S-IS</text:p>
          </table:table-cell>
          <table:table-cell table:style-name="ce9" office:value-type="string" calcext:value-type="string">
            <text:p>PrS1</text:p>
          </table:table-cell>
          <table:table-cell table:style-name="ce5"/>
          <table:table-cell table:style-name="ce2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GM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GMP v2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GMP v3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GMP Snooping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IM 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IM Spar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IM Sparse-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IM Any-Source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IM Source-Specific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anual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Auto-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S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Anycast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BGP IPv4 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PLS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D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SV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outer Reflecto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P-BGP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GP m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ub &amp; Spoke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Draft Rose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GP L3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PLS</text:p>
          </table:table-cell>
          <table:table-cell table:style-name="ce9" office:value-type="string" calcext:value-type="string">
            <text:p>PrS1,PrS2</text:p>
          </table:table-cell>
          <table:table-cell table:style-name="ce9"/>
          <table:table-cell table:style-name="ce5" table:number-columns-repeated="4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VPN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eamless MPLS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GP mVPN NG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IGRP ITA</text:p>
          </table:table-cell>
          <table:table-cell table:style-name="ce9" office:value-type="string" calcext:value-type="string">
            <text:p>CCNP-R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P SLA</text:p>
          </table:table-cell>
          <table:table-cell table:style-name="ce9" office:value-type="string" calcext:value-type="string">
            <text:p>CCNP-R,CCNP-S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/>
          <table:table-cell table:style-name="ce9"/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TP BPDU Filter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STP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CEF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LS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FHRP IPv4 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FHRP IPv6 </text:p>
          </table:table-cell>
          <table:table-cell table:style-name="ce9" office:value-type="string" calcext:value-type="string">
            <text:p>CCNP-S</text:p>
          </table:table-cell>
          <table:table-cell table:style-name="ce9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TP Authentication</text:p>
          </table:table-cell>
          <table:table-cell table:style-name="ce9" office:value-type="string" calcext:value-type="string">
            <text:p>CCNP-S</text:p>
          </table:table-cell>
          <table:table-cell table:style-name="ce9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Cisco ISL trunks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DHCP Snooping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VLAN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VI NAT</text:p>
          </table:table-cell>
          <table:table-cell table:style-name="ce9"/>
          <table:table-cell table:style-name="ce7" office:value-type="string" calcext:value-type="string">
            <text:p>Klasické NAT funguje na TPGEN zariadeniach</text:p>
          </table:table-cell>
          <table:table-cell table:style-name="ce9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QinQ</text:p>
          </table:table-cell>
          <table:table-cell table:style-name="ce9"/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ZVPN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QoS</text:p>
          </table:table-cell>
          <table:table-cell table:style-name="ce9"/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ISP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ZBFW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erformance Monitor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OTV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BFD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VPLS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Voice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AVC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Vysvetlivky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9" office:value-type="string" calcext:value-type="string">
            <text:p>nepodporovaná technológia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9" office:value-type="string" calcext:value-type="string">
            <text:p>pravdepodobne podporovaná technológia</text:p>
          </table:table-cell>
          <table:table-cell table:number-columns-repeated="1022"/>
        </table:table-row>
        <table:table-row table:style-name="ro3">
          <table:table-cell table:style-name="ce18"/>
          <table:table-cell table:style-name="ce9" office:value-type="string" calcext:value-type="string">
            <text:p>pravdepodobne podporovaná technológia</text:p>
            <text:p>-protichodnodné tvrdenia zo zdrojov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9" office:value-type="string" calcext:value-type="string">
            <text:p>podporovaná technológia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&lt;bez výplne&gt;</text:p>
          </table:table-cell>
          <table:table-cell table:style-name="ce9" office:value-type="string" calcext:value-type="string">
            <text:p>neuvádza sa v zdrojoch / netestované</text:p>
          </table:table-cell>
          <table:table-cell table:number-columns-repeated="1022"/>
        </table:table-row>
        <table:table-row table:style-name="ro1" table:number-rows-repeated="129">
          <table:table-cell table:style-name="Default"/>
          <table:table-cell table:number-columns-repeated="1023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06:17:30.384099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19T08:56:16.551888862</dc:date>
    <meta:editing-duration>PT4H39M4S</meta:editing-duration>
    <meta:editing-cycles>67</meta:editing-cycles>
    <meta:generator>LibreOffice/6.0.0.3$Linux_X86_64 LibreOffice_project/00m0$Build-3</meta:generator>
    <meta:document-statistic meta:table-count="1" meta:cell-count="237" meta:object-count="0"/>
  </office:meta>
</office:document-meta>
</file>